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2.00pt" fo:font-weight="normal" fo:font-family="Calibri" style:font-family-asian="Calibri" style:font-family-complex="Calibri" fo:background-color="transparent" style:use-window-font-color="true"/>
    </style:style>
    <style:style style:name="T3"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 style:family="text">
      <style:text-properties fo:font-size="12.00pt" fo:font-weight="normal" fo:font-family="Calibri" style:font-family-asian="Calibri" style:font-family-complex="Calibri" fo:background-color="transparent" style:use-window-font-color="true"/>
    </style:style>
    <style:style style:name="T5"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text:tab/><text:tab/><text:tab/></text:span><text:span text:style-name="T2"><text:tab/></text:span><text:span text:style-name="T3">Story Introduction</text:span></text:p>
      <text:p text:style-name="P1"><text:span text:style-name="T4"><text:tab/>The main character is lost in life with no direction and is losing motivation to do anything. Everyday seems boring to him, then one day, on his way home he walks past a flyer advertising a gaming school. Shocked to see such a thing he wonders if it's an actual thing. On the flyer it shows an address saying to visit for more info. The main character says to himself "why not? I got nothing better to do." After arriving there, there was not much to be found except an abandoned building. Annoyed, the main character was tempted to leave but since he made the effort to go all the way over there he decides to at least investigate the area just a bit. He then finds a note/book saying "Congratulations you found me. However, I must warn you. This is not for the faint of heart. If you still wish to continue go here." The main character thinks this is all so stupid, but at the same time he's curious and invested into this weird mess.<text:s/></text:span><text:span text:style-name="T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